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Standard">
      <style:paragraph-properties fo:margin-left="0cm" fo:margin-right="0.132cm" fo:margin-top="0cm" fo:margin-bottom="0cm" fo:text-indent="0cm" style:auto-text-indent="false" fo:padding="0cm" fo:border="none"/>
      <style:text-properties style:font-name="Arial" fo:font-size="12pt" style:font-size-asian="12pt" style:font-size-complex="12pt"/>
    </style:style>
    <style:style style:name="P3" style:family="paragraph" style:parent-style-name="Text_20_body">
      <style:paragraph-properties fo:margin-left="0cm" fo:margin-right="0cm" fo:margin-top="0cm" fo:margin-bottom="0cm" style:line-height-at-least="0.635cm" fo:text-indent="0cm" style:auto-text-indent="false" fo:padding="0cm" fo:border="none"/>
    </style:style>
    <style:style style:name="P4" style:family="paragraph" style:parent-style-name="Text_20_body">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5"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6" style:family="paragraph" style:parent-style-name="Text_20_body" style:list-style-name="L2">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7" style:family="paragraph" style:parent-style-name="Text_20_body" style:list-style-name="L3">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8" style:family="paragraph" style:parent-style-name="Text_20_body" style:list-style-name="L4">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9" style:family="paragraph" style:parent-style-name="Text_20_body" style:list-style-name="L5">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10" style:family="paragraph" style:parent-style-name="Text_20_body" style:list-style-name="L6">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11" style:family="paragraph" style:parent-style-name="Text_20_body" style:list-style-name="L7">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12" style:family="paragraph" style:parent-style-name="Text_20_body" style:list-style-name="L8">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13" style:family="paragraph" style:parent-style-name="Text_20_body" style:list-style-name="L9">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14" style:family="paragraph" style:parent-style-name="Text_20_body">
      <style:paragraph-properties fo:margin-left="0cm" fo:margin-right="0cm" fo:margin-top="0cm" fo:margin-bottom="0cm" style:line-height-at-least="0.635cm" fo:text-indent="0cm" style:auto-text-indent="false" fo:padding="0cm" fo:border="none"/>
      <style:text-properties style:font-name="Arial" fo:font-size="12pt" fo:letter-spacing="normal" style:font-size-asian="12pt" style:font-size-complex="12pt"/>
    </style:style>
    <style:style style:name="P15" style:family="paragraph" style:parent-style-name="Text_20_body">
      <style:paragraph-properties fo:margin-left="0cm" fo:margin-right="0cm" fo:margin-top="0cm" fo:margin-bottom="0cm" fo:text-indent="0cm" style:auto-text-indent="false" fo:padding="0cm" fo:border="none"/>
      <style:text-properties style:font-name="Arial" fo:font-size="12pt" style:font-size-asian="12pt" style:font-size-complex="12pt"/>
    </style:style>
    <style:style style:name="P16" style:family="paragraph" style:parent-style-name="Text_20_body">
      <style:paragraph-properties fo:margin-left="0cm" fo:margin-right="0cm" fo:margin-top="0.397cm" fo:margin-bottom="0cm" fo:text-indent="0cm" style:auto-text-indent="false" fo:padding-left="0.397cm" fo:padding-right="0.397cm" fo:padding-top="0.185cm" fo:padding-bottom="0.185cm" fo:border="0.002cm solid #000000"/>
      <style:text-properties style:font-name="Arial" fo:font-size="12pt" style:font-size-asian="12pt" style:font-size-complex="12pt"/>
    </style:style>
    <style:style style:name="P17" style:family="paragraph" style:parent-style-name="Text_20_body" style:list-style-name="L1">
      <style:paragraph-properties fo:margin-left="0.661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18" style:family="paragraph" style:parent-style-name="Text_20_body" style:list-style-name="L2">
      <style:paragraph-properties fo:margin-left="0.661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19" style:family="paragraph" style:parent-style-name="Text_20_body" style:list-style-name="L3">
      <style:paragraph-properties fo:margin-left="0.661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20" style:family="paragraph" style:parent-style-name="Text_20_body" style:list-style-name="L4">
      <style:paragraph-properties fo:margin-left="0.661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21" style:family="paragraph" style:parent-style-name="Text_20_body" style:list-style-name="L6">
      <style:paragraph-properties fo:margin-left="0.661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22" style:family="paragraph" style:parent-style-name="Text_20_body" style:list-style-name="L9">
      <style:paragraph-properties fo:margin-left="0.661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T1" style:family="text">
      <style:text-properties style:font-name="Inter" fo:font-size="10.5pt" fo:letter-spacing="normal" fo:font-weight="normal"/>
    </style:style>
    <style:style style:name="T2" style:family="text">
      <style:text-properties fo:font-size="10.5pt" fo:letter-spacing="normal" fo:font-weight="normal"/>
    </style:style>
    <style:style style:name="T3" style:family="text">
      <style:text-properties fo:letter-spacing="normal"/>
    </style:style>
    <style:style style:name="T4" style:family="text">
      <style:text-properties style:font-name="Arial" fo:font-size="10.5pt" fo:letter-spacing="normal" fo:font-weight="normal"/>
    </style:style>
    <style:style style:name="T5" style:family="text">
      <style:text-properties style:font-name="Arial" fo:letter-spacing="normal"/>
    </style:style>
    <style:style style:name="T6" style:family="text">
      <style:text-properties style:font-name="Arial" fo:letter-spacing="normal" fo:font-weight="normal"/>
    </style:style>
    <style:style style:name="T7" style:family="text">
      <style:text-properties style:font-name="Arial" fo:font-size="12pt" fo:letter-spacing="normal" fo:font-weight="normal" style:font-size-asian="12pt" style:font-size-complex="12pt"/>
    </style:style>
    <style:style style:name="T8" style:family="text">
      <style:text-properties style:font-name="Arial" fo:font-size="12pt" fo:letter-spacing="normal" style:font-size-asian="12pt" style:font-size-complex="12pt"/>
    </style:style>
    <style:style style:name="T9" style:family="text">
      <style:text-properties fo:background-color="#ffff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p>
      <text:section text:style-name="Sect1" text:name="735">
        <text:p text:style-name="P3"><text:span text:style-name="T7">In the output of the command (Get-WindowsFeature), </text:span><text:span text:style-name="Strong_20_Emphasis"><text:span text:style-name="T7">how many columns are there, and what are their titles?</text:span></text:span></text:p>
        <text:list xml:id="list1424577488991793403" text:style-name="L1">
          <text:list-item>
            <text:p text:style-name="P5">Two columns - Role, Features</text:p>
          </text:list-item>
          <text:list-item>
            <text:p text:style-name="P5">Three columns - Display Role, Role, Installed state</text:p>
          </text:list-item>
          <text:list-item>
            <text:p text:style-name="P5">Three columns - Display Name, Name, Installed state<text:tab/><text:tab/><text:span text:style-name="T9">reigth</text:span></text:p>
            <text:p text:style-name="P17">Comments: You are now seeing all the roles and features available on Windows Server 2019. Here is an explanation of the fields: Display Name: Is what appears to the screen when you will be trying to use the service Name: This is the inbuilt name that the Windows system uses to identify the service from an internal point of view, this is the name we use for example to install the service Installed state: This shows if the Role is available, installed or unavailable</text:p>
          </text:list-item>
        </text:list>
        <text:p text:style-name="P16">Score: 0.12</text:p>
      </text:section>
      <text:section text:style-name="Sect1" text:name="736">
        <text:p text:style-name="P2">2)</text:p>
        <text:p text:style-name="P3"><text:span text:style-name="T7">In the output of the previous command, search for the service with the Display Name “Wireless LAN Service.” </text:span><text:span text:style-name="Strong_20_Emphasis"><text:span text:style-name="T7">What is the installed state of this service?</text:span></text:span></text:p>
        <text:list xml:id="list7858510788958944655" text:style-name="L2">
          <text:list-item>
            <text:p text:style-name="P6">Installed</text:p>
          </text:list-item>
          <text:list-item>
            <text:p text:style-name="P6">Not Available</text:p>
          </text:list-item>
          <text:list-item>
            <text:p text:style-name="P6">Available<text:tab/><text:tab/><text:tab/><text:tab/><text:span text:style-name="T9">rigth</text:span></text:p>
            <text:p text:style-name="P18">Comments: The service state is available. But isn't it a little frustrating to scroll through the services and perform manual searches?</text:p>
          </text:list-item>
        </text:list>
        <text:p text:style-name="P16">Score: 0.12</text:p>
      </text:section>
      <text:section text:style-name="Sect1" text:name="740">
        <text:p text:style-name="P2">3)</text:p>
        <text:p text:style-name="P4">This shows a lot of things at the same time, and it is very crowded. In case we know the name of the role or feature we are trying to install, we can specify the name. Let’s say we are looking for a DHCP (Dynamic Host Control Protocol) server.</text:p>
        <text:p text:style-name="P3"><text:span text:style-name="T7">Type this command: </text:span><text:span text:style-name="Strong_20_Emphasis"><text:span text:style-name="T7">Get-WindowsFeature –Name DHCP</text:span></text:span></text:p>
        <text:p text:style-name="P14"><draw:frame draw:style-name="fr1" draw:name="Grafik1" text:anchor-type="as-char" svg:width="21.167cm" svg:height="0.794cm" draw:z-index="0"><draw:image xlink:href="https://cdn1.dcbstatic.com/files/c/y/cyberint_academy_docebosaas_com/userfiles/13076/Network+Administration/deploy_or_update_a_service_in_windows_lab_questions_pic1.png" xlink:type="simple" xlink:show="embed" xlink:actuate="onLoad"/></draw:frame></text:p>
        <text:p text:style-name="P4">Note: A DHCP server is a network server that automatically provides and assigns IP addresses, default gateways, and other network parameters to client devices.</text:p>
        <text:p text:style-name="P3"><text:span text:style-name="T7">Look at the output of the previous command (Get-WindowsFeature -Name DHCP). </text:span><text:span text:style-name="Strong_20_Emphasis"><text:span text:style-name="T7">What is the installed state of this role?</text:span></text:span></text:p>
        <text:list xml:id="list3955737546322670780" text:style-name="L3">
          <text:list-item>
            <text:p text:style-name="P7">Not Available</text:p>
          </text:list-item>
          <text:list-item>
            <text:p text:style-name="P7">Available<text:tab/><text:tab/><text:tab/><text:tab/><text:span text:style-name="T9">rigth</text:span></text:p>
            <text:p text:style-name="P19">Comments: The role is available in the system but not installed yet.</text:p>
          </text:list-item>
          <text:list-item>
            <text:p text:style-name="P7">Installed</text:p>
          </text:list-item>
        </text:list>
        <text:p text:style-name="P16">Score: 0.12</text:p>
      </text:section>
      <text:section text:style-name="Sect1" text:name="743">
        <text:p text:style-name="P2">4)</text:p>
        <text:p text:style-name="P3"><text:span text:style-name="Strong_20_Emphasis"><text:span text:style-name="T7">What is the command to see the information about the service Simple-TCPIP?</text:span></text:span></text:p>
        <text:p text:style-name="P15"> </text:p>
        <text:list xml:id="list5316483545118756180" text:style-name="L4">
          <text:list-item>
            <text:p text:style-name="P8"><text:soft-page-break/>Get-WindowsFeature –name-is Simple-TCPIP</text:p>
          </text:list-item>
          <text:list-item>
            <text:p text:style-name="P8">Get-WindowsService –Name Simple-TCPIP</text:p>
          </text:list-item>
          <text:list-item>
            <text:p text:style-name="P8">Get-WindowsFeature –Name Simple-TCPIP<text:tab/><text:tab/><text:tab/><text:span text:style-name="T9">rigth</text:span></text:p>
            <text:p text:style-name="P20">Comments: Enter the command Get-WindowsFeature –Name Simple-TCPIP.</text:p>
          </text:list-item>
        </text:list>
        <text:p text:style-name="P16">Score: 0.12</text:p>
      </text:section>
      <text:section text:style-name="Sect1" text:name="744">
        <text:p text:style-name="P2">5)</text:p>
        <text:p text:style-name="P3"><text:span text:style-name="T7">In the output of the previous command (from the previous question),</text:span><text:span text:style-name="Strong_20_Emphasis"><text:span text:style-name="T7"> what is the display name of the service Simple-TCPIP?</text:span></text:span></text:p>
        <text:list xml:id="list4477165400219733133" text:style-name="L5">
          <text:list-item>
            <text:p text:style-name="P9">Simple Network Services</text:p>
          </text:list-item>
          <text:list-item>
            <text:p text:style-name="P9">Simple TCP and IP</text:p>
          </text:list-item>
          <text:list-item>
            <text:p text:style-name="P9">Networking TCP/IP Services</text:p>
          </text:list-item>
          <text:list-item>
            <text:p text:style-name="P9">Simple TCP/IP Services<text:tab/><text:tab/><text:tab/><text:tab/><text:span text:style-name="T9">rigth</text:span></text:p>
          </text:list-item>
        </text:list>
        <text:p text:style-name="P16">Score: 0.13</text:p>
      </text:section>
      <text:section text:style-name="Sect1" text:name="746">
        <text:p text:style-name="P2">6)</text:p>
        <text:p text:style-name="P3"><text:span text:style-name="Strong_20_Emphasis"><text:span text:style-name="T7">What is the command to see the information for the service with the display name: "Windows Search Service"?</text:span></text:span></text:p>
        <text:list xml:id="list6085132998359562838" text:style-name="L6">
          <text:list-item>
            <text:p text:style-name="P10">Get-WindowsFeature –Name Windows Search Service</text:p>
          </text:list-item>
          <text:list-item>
            <text:p text:style-name="P10">Get-WindowsFeature –Name Windows-Search</text:p>
          </text:list-item>
          <text:list-item>
            <text:p text:style-name="P10">Get-WindowsFeature –Name Search-Service<text:tab/><text:tab/><text:tab/><text:tab/><text:span text:style-name="T9">rigth</text:span></text:p>
            <text:p text:style-name="P21">Comments: In this command after &amp;lt;–Name&amp;gt; we type the system name, and not display name.</text:p>
          </text:list-item>
          <text:list-item>
            <text:p text:style-name="P10">Get-WindowsFeature –Name Windows-Search-Service</text:p>
          </text:list-item>
        </text:list>
        <text:p text:style-name="P16">Score: 0.13</text:p>
      </text:section>
      <text:section text:style-name="Sect1" text:name="749">
        <text:p text:style-name="P2">7)</text:p>
        <text:p text:style-name="P4">We use the following command to make the installation.</text:p>
        <text:p text:style-name="P3"><text:span text:style-name="T7">Type this command: </text:span><text:span text:style-name="Strong_20_Emphasis"><text:span text:style-name="T7">Install-WindowsFeature DHCP</text:span></text:span></text:p>
        <text:p text:style-name="P14"><draw:frame draw:style-name="fr1" draw:name="Grafik2" text:anchor-type="as-char" svg:width="21.167cm" svg:height="0.688cm" draw:z-index="1"><draw:image xlink:href="https://cdn1.dcbstatic.com/files/c/y/cyberint_academy_docebosaas_com/userfiles/13076/Network+Administration/deploy_or_update_a_service_in_windows_lab_questions_pic2.png" xlink:type="simple" xlink:show="embed" xlink:actuate="onLoad"/></draw:frame></text:p>
        <text:p text:style-name="P4">Note: this command may take some time, so be patient.</text:p>
        <text:p text:style-name="P3"><text:span text:style-name="T7">The command “</text:span><text:span text:style-name="Strong_20_Emphasis"><text:span text:style-name="T7">Install-WindowsFeature &lt;role&gt;</text:span></text:span><text:span text:style-name="T7">” installs one or more roles, role services, or features on either the local or a specified remote server that is running Windows from Server 2012 R2.</text:span></text:p>
        <text:p text:style-name="P3"><text:span text:style-name="T7">More details on these commands are available </text:span><text:a xlink:type="simple" xlink:href="https://docs.microsoft.com/en-us/powershell/module/servermanager/install-windowsfeature?view=winserver2012r2-ps" office:target-frame-name="_blank" xlink:show="new" text:style-name="Internet_20_link" text:visited-style-name="Visited_20_Internet_20_Link"><text:span text:style-name="T7">here</text:span></text:a><text:span text:style-name="T7">.</text:span></text:p>
        <text:p text:style-name="P3"><text:span text:style-name="Strong_20_Emphasis"><text:span text:style-name="T7">What is the command's exit code?</text:span></text:span></text:p>
        <text:list xml:id="list8953910920426282857" text:style-name="L7">
          <text:list-item>
            <text:p text:style-name="P11">Pending</text:p>
          </text:list-item>
          <text:list-item>
            <text:p text:style-name="P11">NoChangeNeeded</text:p>
          </text:list-item>
          <text:list-item>
            <text:p text:style-name="P11">Success<text:tab/><text:tab/><text:tab/><text:tab/><text:span text:style-name="T9">rigth</text:span></text:p>
          </text:list-item>
        </text:list>
        <text:p text:style-name="P16">Score: 0.00</text:p>
      </text:section>
      <text:section text:style-name="Sect1" text:name="753">
        <text:p text:style-name="P2">8)</text:p>
        <text:p text:style-name="P3"><text:soft-page-break/><text:span text:style-name="T7">As a sysadmin, we sometimes need to manipulate commands to get specific results. Let’s say we want to find all the roles that are installed on the server. To filter the commands We will use the </text:span><text:span text:style-name="Strong_20_Emphasis"><text:span text:style-name="T7">filtering feature</text:span></text:span><text:span text:style-name="T7">.</text:span></text:p>
        <text:p text:style-name="P3"><text:span text:style-name="T7">Type the command: </text:span><text:span text:style-name="Strong_20_Emphasis"><text:span text:style-name="T7">Get-WindowsFeature | Where Installed</text:span></text:span></text:p>
        <text:p text:style-name="P3"><text:span text:style-name="Strong_20_Emphasis"><text:span text:style-name="T8"><draw:frame draw:style-name="fr1" draw:name="Grafik3" text:anchor-type="as-char" svg:width="21.167cm" svg:height="0.9cm" draw:z-index="2"><draw:image xlink:href="https://cdn1.dcbstatic.com/files/c/y/cyberint_academy_docebosaas_com/userfiles/13076/Network+Administration/deploy_or_update_a_service_in_windows_lab_questions_pic3.png" xlink:type="simple" xlink:show="embed" xlink:actuate="onLoad"/></draw:frame></text:span></text:span></text:p>
        <text:p text:style-name="P3"><text:span text:style-name="T7">Look at the output of the previous command (Get-WindowsFeature | Where Installed). </text:span><text:span text:style-name="Strong_20_Emphasis"><text:span text:style-name="T7">Which of these display names are installed services?</text:span></text:span></text:p>
        <text:p text:style-name="P15"> </text:p>
        <text:list xml:id="list4474174717101063184" text:style-name="L9">
          <text:list-item>
            <text:p text:style-name="P13">DHCP Server<text:tab/><text:tab/><text:tab/><text:tab/><text:span text:style-name="T9">rigth</text:span></text:p>
            <text:p text:style-name="P22">Comments: This filter shows the newly installed DHCP server along with previously installed Roles.</text:p>
          </text:list-item>
          <text:list-item>
            <text:p text:style-name="P13">Windows TIFF IFilter</text:p>
          </text:list-item>
          <text:list-item>
            <text:p text:style-name="P13">Windows Process Activation Service</text:p>
          </text:list-item>
        </text:list>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32cm" fo:margin-bottom="1.997cm" fo:margin-left="1.455cm" fo:margin-right="1.288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44S</meta:editing-duration>
    <meta:editing-cycles>3</meta:editing-cycles>
    <meta:generator>OpenOffice/4.1.14$Win32 OpenOffice.org_project/4114m1$Build-9811</meta:generator>
    <dc:date>2023-11-15T12:25:22.67</dc:date>
    <meta:document-statistic meta:table-count="0" meta:image-count="3" meta:object-count="0" meta:page-count="3" meta:paragraph-count="70" meta:word-count="616" meta:character-count="3740"/>
    <dc:creator>kaos sevdalisi</dc:creator>
    <meta:user-defined meta:name="Info 1"/>
    <meta:user-defined meta:name="Info 2"/>
    <meta:user-defined meta:name="Info 3"/>
    <meta:user-defined meta:name="Info 4"/>
  </office:meta>
</office:document-meta>
</file>